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1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119.25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22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dddddd"/>
    </style:style>
    <style:style style:name="ce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/>
      <table:table table:name="Bill of Materia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 C2, C7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Samsung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1276-1006-1-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µF</text:p>
          </table:table-cell>
          <table:table-cell table:style-name="ce2" office:value-type="string" calcext:value-type="string">
            <text:p>Samsung</text:p>
          </table:table-cell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1276-6524-1-N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Samsung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1276-1119-1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10µF</text:p>
          </table:table-cell>
          <table:table-cell table:style-name="ce2" office:value-type="string" calcext:value-type="string">
            <text:p>Samsung</text:p>
          </table:table-cell>
          <table:table-cell table:style-name="ce5" office:value-type="string" calcext:value-type="string">
            <text:p>0805</text:p>
          </table:table-cell>
          <table:table-cell table:style-name="ce2" office:value-type="string" calcext:value-type="string">
            <text:p>490-12538-1-N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Samsung</text:p>
          </table:table-cell>
          <table:table-cell table:style-name="ce4" office:value-type="string" calcext:value-type="string">
            <text:p>0603</text:p>
          </table:table-cell>
          <table:table-cell office:value-type="string" calcext:value-type="string">
            <text:p>1276-1860-1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e used for C3 as well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B2J40700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SOD-323</text:p>
          </table:table-cell>
          <table:table-cell table:style-name="ce2" office:value-type="string" calcext:value-type="string">
            <text:p>DB2J40700LCT-N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74LVC138</text:p>
          </table:table-cell>
          <table:table-cell office:value-type="string" calcext:value-type="string">
            <text:p>NXP Semiconductors</text:p>
          </table:table-cell>
          <table:table-cell office:value-type="string" calcext:value-type="string">
            <text:p>16-SOIC (3.90mm)</text:p>
          </table:table-cell>
          <table:table-cell office:value-type="string" calcext:value-type="string">
            <text:p>568-1577-5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DS2431</text:p>
          </table:table-cell>
          <table:table-cell table:style-name="ce2" office:value-type="string" calcext:value-type="string">
            <text:p>Maxim Integrated</text:p>
          </table:table-cell>
          <table:table-cell table:style-name="ce2" office:value-type="string" calcext:value-type="string">
            <text:p>TO-92-3</text:p>
          </table:table-cell>
          <table:table-cell table:style-name="ce2" office:value-type="string" calcext:value-type="string">
            <text:p>DS2431+-N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P3032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AP3032KTR-G1DICT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IC4</text:p>
          </table:table-cell>
          <table:table-cell table:style-name="ce2" office:value-type="string" calcext:value-type="string">
            <text:p>74AHC1G08</text:p>
          </table:table-cell>
          <table:table-cell table:style-name="ce2" office:value-type="string" calcext:value-type="string">
            <text:p>NXP Semiconductors</text:p>
          </table:table-cell>
          <table:table-cell table:style-name="ce2" office:value-type="string" calcext:value-type="string">
            <text:p>SC-70-5</text:p>
          </table:table-cell>
          <table:table-cell table:style-name="ce2" office:value-type="string" calcext:value-type="string">
            <text:p>568-2501-1-N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5µH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445-6598-1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C.H.I.P.</text:p>
          </table:table-cell>
          <table:table-cell table:style-name="ce2" office:value-type="string" calcext:value-type="string">
            <text:p>Sullins Connector Solutions</text:p>
          </table:table-cell>
          <table:table-cell table:style-name="ce2"/>
          <table:table-cell table:style-name="ce2" office:value-type="string" calcext:value-type="string">
            <text:p>S2011EC-20-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0x2 Pin Male Headers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2.5x5.5mm</text:p>
          </table:table-cell>
          <table:table-cell office:value-type="string" calcext:value-type="string">
            <text:p>CP-002B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x2.5mm Barrel Jack</text:p>
          </table:table-cell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Pwr SW</text:p>
          </table:table-cell>
          <table:table-cell table:style-name="ce2" office:value-type="string" calcext:value-type="string">
            <text:p>Harwin Inc.</text:p>
          </table:table-cell>
          <table:table-cell table:style-name="ce2"/>
          <table:table-cell table:style-name="ce2" office:value-type="string" calcext:value-type="string">
            <text:p>952-2244-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 Pin Male Header (Right Angle)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Harwin Inc.</text:p>
          </table:table-cell>
          <table:table-cell/>
          <table:table-cell office:value-type="string" calcext:value-type="string">
            <text:p>952-2245-N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 Pin Male Header (Right Angle)</text:p>
          </table:table-cell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TE Connectivity</text:p>
          </table:table-cell>
          <table:table-cell table:style-name="ce2"/>
          <table:table-cell table:style-name="ce2" office:value-type="string" calcext:value-type="string">
            <text:p>A100226CT-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0 Pin Flat Flex 0.5mm Bottom Contacts</text:p>
          </table:table-cell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On Shore Technology Inc.</text:p>
          </table:table-cell>
          <table:table-cell table:style-name="ce3"/>
          <table:table-cell table:style-name="ce3" office:value-type="string" calcext:value-type="string">
            <text:p>ED10528-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7x2 Shrouded Male Header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5.1Ω</text:p>
          </table:table-cell>
          <table:table-cell table:style-name="ce2" office:value-type="string" calcext:value-type="string">
            <text:p>Yageo</text:p>
          </table:table-cell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311-5.1GRCT-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 5” &amp; 7” Panels (39mA backlight)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5Ω</text:p>
          </table:table-cell>
          <table:table-cell table:style-name="ce3" office:value-type="string" calcext:value-type="string">
            <text:p>Yageo</text:p>
          </table:table-cell>
          <table:table-cell table:style-name="ce6" office:value-type="string" calcext:value-type="string">
            <text:p>0603</text:p>
          </table:table-cell>
          <table:table-cell table:style-name="ce3" office:value-type="string" calcext:value-type="string">
            <text:p>311-15GRCT-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or 4.3” Panel (13mA Backlight)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Yageo</text:p>
          </table:table-cell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311-4.7KGRCT-N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Capacitors can be substituted as long as the package, voltage, and capacitance is the same. Use X5R or X7R dielectric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Resistors can be substituted as long as the package and resistance are the same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Cheap pin headers from eBay will work fine if you want to save some money. DigiKey is expensive for pin headers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The LCD connector (P5) is already installed if you bought one of my boards.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R1 sets the backlight current. Current = 0.2/R1</text:p>
          </table:table-cell>
          <table:covered-table-cell table:number-columns-repeated="6"/>
        </table:table-row>
      </table:table>
      <table:named-expressions/>
      <table:database-ranges>
        <table:database-range table:name="__Anonymous_Sheet_DB__0" table:target-range-address="'Bill of Materials'.A1:'Bill of Materials'.G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25.2pt" fo:margin-bottom="56.69pt" fo:margin-left="18pt" fo:margin-right="18pt" style:shadow="none" fo:background-color="transparent" style:table-centering="horizontal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22:19:30.332873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y Nybo</meta:initial-creator>
    <meta:creation-date>2016-09-01T13:26:04.675357106</meta:creation-date>
    <dc:date>2016-10-14T23:01:22.023796346</dc:date>
    <dc:creator>Cody Nybo</dc:creator>
    <meta:editing-duration>PT36M57S</meta:editing-duration>
    <meta:editing-cycles>6</meta:editing-cycles>
    <meta:generator>LibreOffice/5.0.3.2$Linux_X86_64 LibreOffice_project/00m0$Build-2</meta:generator>
    <meta:document-statistic meta:table-count="1" meta:cell-count="136" meta:object-count="0"/>
  </office:meta>
</office:document-meta>
</file>